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62cm" fo:min-width="4.142cm"/>
    </style:style>
    <style:style style:name="gr2" style:family="graphic" style:parent-style-name="standard">
      <style:graphic-properties draw:fill-color="#ccff66" draw:opacity="100%" draw:textarea-horizontal-align="justify" draw:textarea-vertical-align="middle" draw:auto-grow-height="false" fo:min-height="2.763cm" fo:min-width="4.142cm"/>
    </style:style>
    <style:style style:name="gr3" style:family="graphic" style:parent-style-name="standard">
      <style:graphic-properties draw:textarea-horizontal-align="justify" draw:textarea-vertical-align="middle" draw:auto-grow-height="false" fo:min-height="2.401cm" fo:min-width="5.027cm"/>
    </style:style>
    <style:style style:name="gr4" style:family="graphic" style:parent-style-name="standard">
      <style:graphic-properties draw:textarea-horizontal-align="justify" draw:textarea-vertical-align="middle" draw:auto-grow-height="false" fo:min-height="2.763cm" fo:min-width="4.142cm"/>
    </style:style>
    <style:style style:name="gr5" style:family="graphic" style:parent-style-name="objectwithoutfill">
      <style:graphic-properties draw:stroke="solid" svg:stroke-width="0.053cm" svg:stroke-color="#999999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999999" draw:marker-start="" draw:marker-start-width="0.279cm" draw:marker-end="Arrow" draw:marker-end-width="0.379cm" svg:stroke-opacity="100%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7.8999996185303pt"/>
    </style:style>
    <style:style style:name="P2" style:family="paragraph">
      <loext:graphic-properties draw:fill-color="#ccff66" draw:opacity="100%"/>
      <style:paragraph-properties fo:text-align="center"/>
      <style:text-properties fo:font-size="17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7.8999996185303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7" draw:id="id7" draw:layer="layout" svg:width="4.642cm" svg:height="3.012cm" svg:x="14.476cm" svg:y="4.796cm">
          <text:p text:style-name="P1">DB wri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642cm" svg:height="3.013cm" svg:x="7.846cm" svg:y="13.276cm">
          <text:p text:style-name="P1">DB 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5.526cm" svg:height="4.353cm" svg:x="14.033cm" svg:y="9.817cm">
          <text:p text:style-name="P1">Database</text:p>
          <draw:enhanced-geometry svg:viewBox="0 0 88 21600" draw:glue-points="44 ?f6 44 0 0 10800 44 21600 88 10800" draw:text-areas="0 ?f6 88 ?f3" draw:mirror-horizontal="false" draw:mirror-vertical="false" draw:type="can" draw:modifiers="5630.792301924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5" draw:id="id5" draw:layer="layout" svg:width="4.642cm" svg:height="3.012cm" svg:x="0.661cm" svg:y="4.796cm">
          <text:p text:style-name="P1">GUI</text:p>
          <text:p text:style-name="P1">publis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4.642cm" svg:height="3.013cm" svg:x="0.661cm" svg:y="9.705cm">
          <text:p text:style-name="P1">Communic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796cm" svg:y1="14.17cm" svg:x2="12.488cm" svg:y2="14.782cm" draw:start-shape="id1" draw:start-glue-point="7" draw:end-shape="id2" draw:end-glue-point="1" svg:d="M16796 14170v612h-4308" svg:viewBox="0 0 4309 613">
          <text:p/>
        </draw:connector>
        <draw:custom-shape draw:style-name="gr1" draw:text-style-name="P1" xml:id="id11" draw:id="id11" draw:layer="layout" svg:width="4.642cm" svg:height="3.012cm" svg:x="0.661cm" svg:y="23.318cm">
          <text:p text:style-name="P1">GU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167cm" svg:y1="13.276cm" svg:x2="5.303cm" svg:y2="11.211cm" draw:start-shape="id2" draw:start-glue-point="0" draw:end-shape="id3" svg:d="M10167 13276v-2065h-4864" svg:viewBox="0 0 4865 2066">
          <text:p/>
        </draw:connector>
        <draw:connector draw:style-name="gr6" draw:text-style-name="P3" draw:layer="layout" svg:x1="2.982cm" svg:y1="12.718cm" svg:x2="2.982cm" svg:y2="18.519cm" draw:start-shape="id3" draw:start-glue-point="2" draw:end-shape="id4" draw:end-glue-point="0" svg:d="M2982 12718v5801" svg:viewBox="0 0 1 5802">
          <text:p/>
        </draw:connector>
        <draw:custom-shape draw:style-name="gr1" draw:text-style-name="P1" xml:id="id10" draw:id="id10" draw:layer="layout" svg:width="4.642cm" svg:height="3.012cm" svg:x="7.846cm" svg:y="23.318cm">
          <text:p text:style-name="P1">DB 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4.642cm" svg:height="3.013cm" svg:x="14.476cm" svg:y="0.002cm">
          <text:p text:style-name="P1">DB 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9" draw:id="id9" draw:layer="layout" svg:width="4.642cm" svg:height="3.013cm" svg:x="7.846cm" svg:y="0.002cm">
          <text:p text:style-name="P1">Other</text:p>
          <text:p text:style-name="P1">modu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642cm" svg:height="3.012cm" svg:x="7.846cm" svg:y="4.796cm">
          <text:p text:style-name="P1">Listener</text:p>
          <text:p text:style-name="P1">combin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2.982cm" svg:y1="9.705cm" svg:x2="2.982cm" svg:y2="7.808cm" draw:start-shape="id3" draw:start-glue-point="0" draw:end-shape="id5" draw:end-glue-point="2" svg:d="M2982 9705v-1897" svg:viewBox="0 0 1 1898">
          <text:p/>
        </draw:connector>
        <draw:connector draw:style-name="gr8" draw:text-style-name="P3" draw:layer="layout" svg:x1="10.167cm" svg:y1="7.808cm" svg:x2="5.303cm" svg:y2="11.211cm" draw:start-shape="id6" draw:start-glue-point="2" draw:end-shape="id3" draw:end-glue-point="1" svg:d="M10167 7808v3403h-4864" svg:viewBox="0 0 4865 3404">
          <text:p/>
        </draw:connector>
        <draw:connector draw:style-name="gr8" draw:text-style-name="P3" draw:layer="layout" svg:x1="12.488cm" svg:y1="6.302cm" svg:x2="14.476cm" svg:y2="6.302cm" draw:start-shape="id6" draw:start-glue-point="1" draw:end-shape="id7" draw:end-glue-point="3" svg:d="M12488 6302h1988" svg:viewBox="0 0 1989 1">
          <text:p/>
        </draw:connector>
        <draw:connector draw:style-name="gr8" draw:text-style-name="P3" draw:layer="layout" svg:x1="16.797cm" svg:y1="7.808cm" svg:x2="16.796cm" svg:y2="9.817cm" draw:start-shape="id7" draw:start-glue-point="2" draw:end-shape="id1" draw:end-glue-point="5" svg:d="M16797 7808v1004h-1v1005" svg:viewBox="0 0 2 2010">
          <text:p/>
        </draw:connector>
        <draw:custom-shape draw:style-name="gr3" draw:text-style-name="P1" xml:id="id12" draw:id="id12" draw:layer="layout" svg:width="5.526cm" svg:height="4.353cm" svg:x="14.033cm" svg:y="22.648cm">
          <text:p text:style-name="P1">Database</text:p>
          <draw:enhanced-geometry svg:viewBox="0 0 88 21600" draw:glue-points="44 ?f6 44 0 0 10800 44 21600 88 10800" draw:text-areas="0 ?f6 88 ?f3" draw:mirror-horizontal="false" draw:mirror-vertical="false" draw:type="can" draw:modifiers="5630.792301924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svg:x1="19.559cm" svg:y1="11.994cm" svg:x2="19.118cm" svg:y2="1.508cm" draw:start-shape="id1" draw:start-glue-point="8" draw:end-shape="id8" draw:end-glue-point="1" svg:d="M19559 11994h502v-10486h-943" svg:viewBox="0 0 944 10487">
          <text:p/>
        </draw:connector>
        <draw:connector draw:style-name="gr9" draw:text-style-name="P3" draw:layer="layout" svg:x1="14.476cm" svg:y1="1.508cm" svg:x2="12.488cm" svg:y2="1.508cm" draw:start-shape="id8" draw:start-glue-point="3" draw:end-shape="id9" svg:d="M14476 1508h-1988" svg:viewBox="0 0 1989 1">
          <text:p/>
        </draw:connector>
        <draw:connector draw:style-name="gr8" draw:text-style-name="P3" draw:layer="layout" svg:x1="7.846cm" svg:y1="24.824cm" svg:x2="5.303cm" svg:y2="24.824cm" draw:start-shape="id10" draw:start-glue-point="3" draw:end-shape="id11" svg:d="M7846 24824h-2543" svg:viewBox="0 0 2544 1">
          <text:p/>
        </draw:connector>
        <draw:connector draw:style-name="gr8" draw:text-style-name="P3" draw:layer="layout" svg:x1="14.033cm" svg:y1="24.825cm" svg:x2="12.488cm" svg:y2="24.824cm" draw:start-shape="id12" draw:start-glue-point="6" draw:end-shape="id10" draw:end-glue-point="1" svg:d="M14033 24825h-772v-1h-773" svg:viewBox="0 0 1546 2">
          <text:p/>
        </draw:connector>
        <draw:connector draw:style-name="gr10" draw:text-style-name="P3" draw:layer="layout" svg:x1="16.796cm" svg:y1="14.17cm" svg:x2="16.796cm" svg:y2="22.648cm" draw:start-shape="id1" draw:start-glue-point="7" draw:end-shape="id12" draw:end-glue-point="5" svg:d="M16796 14170v8478" svg:viewBox="0 0 1 8479">
          <text:p text:style-name="P4">Copy manually</text:p>
        </draw:connector>
        <draw:line draw:style-name="gr11" draw:text-style-name="P5" draw:layer="layout" svg:x1="0cm" svg:y1="17.18cm" svg:x2="21cm" svg:y2="17.181cm">
          <text:p text:style-name="P1">WLAN</text:p>
        </draw:line>
        <draw:line draw:style-name="gr12" draw:text-style-name="P5" draw:layer="layout" svg:x1="0cm" svg:y1="17.405cm" svg:x2="21cm" svg:y2="17.406cm">
          <text:p text:style-name="P1"/>
          <text:p text:style-name="P1"/>
        </draw:line>
        <draw:custom-shape draw:style-name="gr4" draw:text-style-name="P1" xml:id="id4" draw:id="id4" draw:layer="layout" svg:width="4.642cm" svg:height="3.013cm" svg:x="0.661cm" svg:y="18.519cm">
          <text:p text:style-name="P1">Communic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2.982cm" svg:y1="21.532cm" svg:x2="2.982cm" svg:y2="23.318cm" draw:start-shape="id4" draw:start-glue-point="2" draw:end-shape="id11" draw:end-glue-point="0" svg:d="M2982 21532v1786" svg:viewBox="0 0 1 1787">
          <text:p/>
        </draw:connector>
        <draw:connector draw:style-name="gr7" draw:text-style-name="P3" draw:layer="layout" svg:x1="10.167cm" svg:y1="3.015cm" svg:x2="10.167cm" svg:y2="4.796cm" draw:start-shape="id9" draw:start-glue-point="2" draw:end-shape="id6" draw:end-glue-point="0" svg:d="M10167 3015v1781" svg:viewBox="0 0 1 1782">
          <text:p/>
        </draw:connector>
        <draw:connector draw:style-name="gr7" draw:text-style-name="P3" draw:layer="layout" svg:x1="2.982cm" svg:y1="4.796cm" svg:x2="7.846cm" svg:y2="1.508cm" draw:start-shape="id5" draw:start-glue-point="0" draw:end-shape="id9" draw:end-glue-point="3" svg:d="M2982 4796v-3288h4864" svg:viewBox="0 0 4865 3289">
          <text:p/>
        </draw:connector>
        <draw:line draw:style-name="gr11" draw:text-style-name="P5" draw:layer="layout" svg:x1="0.771cm" svg:y1="3.679cm" svg:x2="12.707cm" svg:y2="3.679cm">
          <text:p text:style-name="P1">ROS</text:p>
        </draw:line>
        <draw:line draw:style-name="gr14" draw:text-style-name="P3" draw:layer="layout" svg:x1="0.771cm" svg:y1="3.903cm" svg:x2="12.707cm" svg:y2="3.903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99cm" fo:margin-bottom="0cm" fo:text-indent="0cm"/>
      <style:text-properties fo:font-size="3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74cm" fo:margin-bottom="0cm" fo:text-indent="0cm"/>
      <style:text-properties fo:font-size="3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9cm" fo:margin-bottom="0cm" fo:text-indent="0cm"/>
      <style:text-properties fo:font-size="2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4cm" fo:margin-bottom="0cm" fo:text-indent="0cm"/>
      <style:text-properties fo:font-size="2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4cm" fo:margin-bottom="0cm" fo:text-indent="0cm"/>
      <style:text-properties fo:font-size="2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4cm" fo:margin-bottom="0cm" fo:text-indent="0cm"/>
      <style:text-properties fo:font-size="2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4cm" fo:margin-bottom="0cm" fo:text-indent="0cm"/>
      <style:text-properties fo:font-size="2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4cm" fo:margin-bottom="0cm" fo:text-indent="0cm"/>
      <style:text-properties fo:font-size="2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01cm" fo:margin-bottom="2.565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6.028cm" svg:height="7.575cm" svg:x="2.485cm" svg:y="2.485cm"/>
      <draw:page-thumbnail draw:layer="backgroundobjects" svg:width="6.028cm" svg:height="7.575cm" svg:x="2.485cm" svg:y="11.061cm"/>
      <draw:page-thumbnail draw:layer="backgroundobjects" svg:width="6.028cm" svg:height="7.575cm" svg:x="2.485cm" svg:y="19.637cm"/>
      <draw:page-thumbnail draw:layer="backgroundobjects" svg:width="6.028cm" svg:height="7.575cm" svg:x="12.485cm" svg:y="2.485cm"/>
      <draw:page-thumbnail draw:layer="backgroundobjects" svg:width="6.028cm" svg:height="7.575cm" svg:x="12.485cm" svg:y="11.061cm"/>
      <draw:page-thumbnail draw:layer="backgroundobjects" svg:width="6.028cm" svg:height="7.575cm" svg:x="12.485cm" svg:y="19.637cm"/>
    </style:handout-master>
    <style:master-page style:name="Standard" style:page-layout-name="PM1" draw:style-name="Mdp1">
      <draw:frame presentation:style-name="Standard-title" draw:layer="backgroundobjects" svg:width="18.899cm" svg:height="4.957cm" svg:x="1.05cm" svg:y="1.184cm" presentation:class="title" presentation:placeholder="true">
        <draw:text-box/>
      </draw:frame>
      <draw:frame presentation:style-name="Standard-outline1" draw:layer="backgroundobjects" svg:width="18.899cm" svg:height="17.224cm" svg:x="1.05cm" svg:y="6.94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2:16:50.770000000</meta:creation-date>
    <dc:date>2017-09-27T10:57:52.339000000</dc:date>
    <meta:editing-duration>PT1H49M43S</meta:editing-duration>
    <meta:editing-cycles>6</meta:editing-cycles>
    <meta:generator>LibreOffice/5.2.3.3$Windows_x86 LibreOffice_project/d54a8868f08a7b39642414cf2c8ef2f228f780cf</meta:generator>
    <meta:document-statistic meta:object-count="51"/>
  </office:meta>
</office:document-meta>
</file>